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1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Bible. O.T. Pentateuch--Commentaries; Bible. O.T. Leviticu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<text:soft-page-break/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Saul Levy Morteira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About the authenticity of the Pentateuch/</text:p>
      <text:p text:style-name="P2">proved by the book of Leviticus./</text:p>
      <text:p text:style-name="P2"/>
      <text:p text:style-name="P3">[Page 1]</text:p>
      <text:p text:style-name="P3">Brethren!/</text:p>
      <text:p text:style-name="P3"><text:tab/>The volume of the Pentateuch which we have begun/ this Sabbath is the shortest among the five books of Moses./ <text:s/>To ordinary readers, that feature may be rather agreeable./ <text:s/>For, with a single exception, Leviticus is merely perceptive,/ that is, it contains an almost unbroken series of rules and/ ordinances. <text:s/>Nothing intervenes to vary the sameness of its/ character, save the case of a blasphemer, the son of an/ Israelitish women, whom she bore to an idolatrous Egyptian./ <text:s/>The history of patriarchal times full of episodes, so touching/ in their simple narrative, as Genesis presents; the stirring/ incidents recorded in Exodus from the birth of the greatest/ lawgiver, to the construction of the first place of Hebrew <text:span text:style-name="T2">place,</text:span><text:span text:style-name="T3"> worship,/ whose magnificence contrasted with the plain altar of stone of/ former ages; the description of the twelve tribes moving onward/ under their banners towards the promised land, their [?]-/march, their fears, their seditions, their derelictions, all/ that which in the book of Numbers enchains the attention;/ the recapitulation of the past as in Deuteronomy, together/ with the fatherly admonitions and parting benedictions of the man/ of God, the perusal of which wins at once the heart, the edifies;/ </text:span></text:p>
      <text:p text:style-name="P3"><text:span text:style-name="T3"/></text:p>
      <text:p text:style-name="P3"><text:soft-page-break/><text:span text:style-name="T3">[Page 2]</text:span></text:p>
      <text:p text:style-name="P3"><text:span text:style-name="T3">all of that has no parallel passages in the volumes we/ shall </text:span><text:span text:style-name="T2">weekly</text:span><text:span text:style-name="T3"> recite in the house of our Lord form this Sab-/-bath to that which precedes the </text:span><text:span text:style-name="T2">b</text:span><text:span text:style-name="T3"> week </text:span><text:span text:style-name="T2">of</text:span><text:span text:style-name="T3"> in which Pentecost falls./ <text:s/>Directions about sacrificial rites, prescriptions to remove diseases/ prevalent in the East, regulations concerning </text:span><text:span text:style-name="T2">agriult</text:span><text:span text:style-name="T3"> agri-/-culture and rural economy, then, dietary restrictions, the/ appointing of seasons of solemnity and festivity, the enact-/-ment of moral behests to ensure fair dealings with all persons,/ is what Leviticus mainly comprises. <text:s/>And yet, inde-/-pendent of the importance which that volume mus always/ have in the estimation of consistent Israelites, because of/ may of its commands still in force, through the various/ countries of our dispersion, it should elicit deep interest/ as a document sent from on high to certify a truth which/ we hold. <text:s/>There can be no advantage in disguising a/ fact, which, distasteful</text:span><text:span text:style-name="T2">l</text:span><text:span text:style-name="T3"> though it be, stares us in the face./ <text:s/>The criticism of the present age aims to strip the Bible/ of its sanctity, and specially to prove that what we obey/ as the emanation of the inspired wisdom of one man, was/ put together centuries after his death by some unknown/ hands. <text:s/>That heresy must be fought against by all/ lovers of Judaism. <text:s/>For, once that our youths have imbibed/ the subversive idea that Moses wrote nothing, or that/</text:span></text:p>
      <text:p text:style-name="P3"><text:span text:style-name="T3"/></text:p>
      <text:p text:style-name="P3"><text:span text:style-name="T3">[Page 3]</text:span></text:p>
      <text:p text:style-name="P3"><text:span text:style-name="T3">what he traced might be engraven on twelve stones, the/ belie</text:span><text:span text:style-name="T2">ve</text:span><text:span text:style-name="T3">f which has proved a comfort to us amidst the sorest trials,/ and on which our hopes and the hopes of millions besides ourselves/ are built, will be swept away; our offspring will look on/ it with abhorrence as an unmitigated lie. <text:s/>That heresy must/ be fought against. <text:s/>In olden times, a son of our race who should/ have pronounced it would have been considered the disturber/ of the public peace, and as such excommunicated. <text:s/>Denied the/ association of his people, he would either recant and be/ received again into the Synagogue, or he would cease holding/ communion with us altogether, and remain of his own accord,/ outside of our pale. <text:s/>Just two hundred years ago, a/ philosopher of Jewish parentage, chose the latter course,/ when put under ban for the heterodox views he entertained./ <text:s/>But the arms he employed to hurt the cause of religion,/ were sharper than those used by his Rabbi Saul Levy/ Morteira, who sought to save it. <text:s/>For he reasoned, while/ the other cursed. <text:s/>We may well be thankful that anathemas/ have lost their power; at any rate among American and/ European communities; for they oppose the spirit of tolerance/</text:span></text:p>
      <text:p text:style-name="P3"><text:span text:style-name="T3"/></text:p>
      <text:p text:style-name="P3"><text:span text:style-name="T3">[Page 4]</text:span></text:p>
      <text:p text:style-name="P3"><text:span text:style-name="T3">inherent in our faith, and they are a lamentable abuse/ of authority. <text:s/>I do not mean to cast reproaches upon/ the Amsterdam ecclesiastical Board that declared Benedict/ Spinoza an individual deserving to be shunned by all/ observant Israelites. <text:s/>It was the only measure which times/ and circumstances then offered to rid a Jewish Congregation/ of a member whose teachings and example, inculcated Atheisim/ in the shape of Theism, social disorganization under the/ guise of reformation. <text:s/>To defend verities with the weapons/ supplied by </text:span><text:span text:style-name="T2">by</text:span><text:span text:style-name="T3"> the intellect--sound arguments--was an/ art very little known in those days, and the least practised./ <text:s/>But now it is, on the contrary, as it should be the exclusive/ means to which we must resort, in order to repel the attacks/ made on our sacred citadel./</text:span></text:p>
      <text:p text:style-name="P3"><text:span text:style-name="T3">Well: My hearers! <text:s/>Leviticus standing in the middle of/ the Pentateuch, may be compared to an iron bar fastening/ tightly together as an indivisible unity the two preceding/ and the two succeeding books of Moses. <text:s/>You must have </text:span><text:span text:style-name="T2">observed</text:span><text:span text:style-name="T3"> noticed/ that the bulk of it is devoted to directions relative to animal/ sacrifices. <text:s/>I shall not discuss at present whether that/ manner of worship was a concession to the time, as Maimonides/ intimates, or whether it was an institution designed to/ to[sic!] honor the Lord, as much as public fasts, and holy convocations./</text:span></text:p>
      <text:p text:style-name="P3"><text:span text:style-name="T3"/></text:p>
      <text:p text:style-name="P3"><text:span text:style-name="T3">[Page 5]</text:span></text:p>
      <text:p text:style-name="P3"><text:span text:style-name="T3">Walking in the light of history, I am led to think that/ the immolation of irrational beings upon the altar, either/ as a present to the Deity, or as an expiation for sin, was a/ natural instinct among the ancients, </text:span><text:soft-page-break/><text:span text:style-name="T3">which our religion/ sanctified by surrounding the act with imposing ceremonies,/ and significant symbols. <text:s/>And being of that opinion,/ I could not consent to abolish every reference in our ri-/-tual to the Temple service and to its restoration. <text:s/>But/ what I intend to explain to day is this. <text:s/>Critics have/ asserted that the Pentateuch </text:span><text:span text:style-name="T2">ha</text:span><text:span text:style-name="T3"> bears internal evidences of/ being the work of many minds and of different epochs, and/ that blind prejudice alone </text:span><text:span text:style-name="T2">I</text:span><text:span text:style-name="T3"> can ascribe its composition to/ a single individual. <text:s/>Against that gratuitous assertion,/ I place the third book, we call, of Moses and principally our/ Parasha, and I wish you, my Brethren, to contrast its contents/ with that of the Haftarah we have just read. <text:s/>The author/ of the former attaches a high importance to sacrifices, for/ he minutely tells how each should be performed to render/ it acceptable; the author of the latter assures his contem-/-poraries, who did not willingly bring the prescribed oblations,/ that God was tired of their sins, wearied with their iniquities,/ that He did not care to fatigue them with the presentation/ of sweet perfume, and the choice of the flock, if they deemed it/ a trouble./</text:span></text:p>
      <text:p text:style-name="P3"><text:span text:style-name="T3"/></text:p>
      <text:p text:style-name="P3"><text:span text:style-name="T3">[Page 6]</text:span></text:p>
      <text:p text:style-name="P3"><text:span text:style-name="T3">for, when He blotted out their transgressions, ti was through/ His own loving-kindness and not through the blood of/ slaughtered animals. <text:s/>The question rises spontaneously./ <text:s/>Would a writer posterior to the writer of our Haftarah/ have given such prominence to sacrificial rites, as we see in/ our Parasha? <text:s/>And mark, my hearers! in the instance I/ have quoted Isaiah is not so pronounced about the inefficacy/ of offerings as means of atonement. <text:s/>In other passages he/ openly declares them incapable by themselves to wash/ away the stains of the soul. <text:s/>Now: the son of Amoz lived/ full 600 years after the son of Amram; (</text:span><text:span text:style-name="T2">and</text:span><text:span text:style-name="T3"> though according to/ some who deny him the authorship of 26 chapter of his/ work, what I have perused to-day was penned during the/ Babylonian exile 200 years later); I ask common sense./ <text:s/>Would say that had heard the opinion of Isaiah, or of/ Hosea living about the same century, &amp; who cried "take with/ you words, and return unto the Lord."....Let us pay for/ steers with our lips;" or of Amos, another contemporary,/ who said in the name of the Lord "though you should/ offer me burnt-offerings....I will not accept them with favor;"/</text:span></text:p>
      <text:p text:style-name="P3"><text:span text:style-name="T3"/></text:p>
      <text:p text:style-name="P3"><text:span text:style-name="T3">[Page 7]</text:span></text:p>
      <text:p text:style-name="P3"><text:span text:style-name="T3">or if Micah still another coeval with Isaiah, who taught/ that the Almighty is not to be appeased by the immolation/ of thousands of rams, would any, I ask again, have deli-/-neated a book the main portion of which is to prove the/ slaughtering of animals an acceptable worship, and an/ expiatory agency? <text:s/>When then was Leviticus penned? <text:s/>Surely/ not at that period of history in which Isaiah flourished./ <text:s/>Did it come to light earlier, when Samuel lived:, </text:span><text:span text:style-name="T2">Samuel</text:span><text:span text:style-name="T3"> when he lived/ who left us this sublime aphorism "obedience is better than/ sacrifice"; or later in the days of Jeremiah, who adorned/ his people to join the burnt-offerings </text:span><text:span text:style-name="T2">together</text:span><text:span text:style-name="T3"> with the flesh/ of the beasts that had killed for their own use, and eat all/ together? <text:s/>Was it perhaps concocted during the captivity,/ when sacrifices dared not be brought? <text:s/>Oh! <text:s/>I have/ cornered you O </text:span><text:span text:style-name="T2">f</text:span><text:span text:style-name="T3"> hypocritic. <text:s/>Moses alone could have com-/-posed a </text:span><text:span text:style-name="T2">book</text:span><text:span text:style-name="T3"> volume, necessary to his polity; essential for the/ conducting of the service of that Tabernacle, which was con-/-stantly to recall the presence of the Deity among the liberated/ bondmen of Egypt. <text:s/>Moses composed it in the name of/ His Divine Master that Israel must know and feel that/ when they voluntarily parted with some of their substance/ to bring it as a gift to the house of the Lord, the Bestower/ of all good, was honored by the sentiment which prompted the actions,/</text:span></text:p>
      <text:p text:style-name="P3"><text:span text:style-name="T3"/></text:p>
      <text:p text:style-name="P3"><text:span text:style-name="T3">[Page 8]</text:span></text:p>
      <text:p text:style-name="P3"><text:span text:style-name="T3">that when they sinned and repented, their contrition symbo-/-lized by the rites practised at the altar was accepted above./ <text:s/>Moses whose glorious song upon the shore of the red-sea,/ showed that to build a Sanctuary for the Lord was, a burning/ wish of his heart. <text:s/>Moses whose words in the chapter sup-/-plementing the Decalogue; foreshadowed the ordinance/ of festive offerings. <text:s/>Moses the leading spirit of what/ is narrated before the book of Leviticus, and afterwards[sic!], wrote/ that and all else which </text:span><text:soft-page-break/><text:span text:style-name="T3">bears his </text:span><text:span text:style-name="T2">n</text:span><text:span text:style-name="T3"> venerated name./ <text:s/>Nor is there any antagonism between his teaching</text:span><text:span text:style-name="T2">s</text:span><text:span text:style-name="T3"> and that/ of his disciples, the prophets, regarding the institution of/ animal sacrifices. <text:s/>It is because what he designed as a/ noble means was wofully[sic!] misunderstood as the final/ end, that he Seers thundered against a worship he/ had established; because the hand which brought an expiatory/ oblation still held the gain of oppression, because the lips which/ made confessions lied and spoke wantonness, because/ hypocrisy characterized the service rendered at the Jerusalem/ Temple, Isaiah and all that </text:span><text:span text:style-name="T2">gl</text:span><text:span text:style-name="T3"> galaxy of great and good/ men of old, that illumined the Jewish horizon, looked down/</text:span></text:p>
      <text:p text:style-name="P3"><text:span text:style-name="T3"/></text:p>
      <text:p text:style-name="P3"><text:span text:style-name="T3">[Page 9]</text:span></text:p>
      <text:p text:style-name="P3"><text:span text:style-name="T3">with </text:span><text:span text:style-name="T2">noble</text:span><text:span text:style-name="T3"> righteous wrath on a presentation to the altar which/ Israel of old frequently made. <text:s/>They were </text:span><text:span text:style-name="T4">reformers</text:span><text:span text:style-name="T5">, not/ to overthrow but to rebuild upon sound foundations./</text:span></text:p>
      <text:p text:style-name="P3"><text:span text:style-name="T5">May we learn from them wisdom. <text:s/>May we appear into/ the courts of our God not to gratify our personal feelings,/ not to attract the worldly and win the applause of novelty/ seekers, but to humbly beseech the Lord of all flesh to be/ with us in the narrow and devious paths we have to/ tread in this nether life, and help us to gain the heights/ where repose and joy will be the lot of those that have/ adhered to truth, and endeavoured to perform their duty./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0:16:51.35</meta:creation-date>
    <meta:document-statistic meta:table-count="0" meta:image-count="0" meta:object-count="0" meta:page-count="5" meta:paragraph-count="84" meta:word-count="2025" meta:character-count="12415"/>
    <dc:date>2012-11-19T11:13:52.80</dc:date>
    <meta:editing-duration>PT28S</meta:editing-duration>
    <meta:editing-cycles>1</meta:editing-cycles>
    <meta:generator>OpenOffice.org/3.4.1$Win32 OpenOffice.org_project/341m1$Build-9593</meta:generator>
  </office:meta>
</office:document-meta>
</file>